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text-properties fo:font-size="20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aduje się dusza ma</text:span><text:span text:style-name="T1"><text:line-break/></text:span><text:span text:style-name="T1">wielbi Pana swego,</text:span><text:span text:style-name="T1"><text:line-break/></text:span><text:span text:style-name="T1">będę Ci śpiewał</text:span><text:span text:style-name="T1"><text:line-break/></text:span><text:span text:style-name="T1">z całej sił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ławić Cię będę</text:span><text:span text:style-name="T1"><text:line-break/></text:span><text:span text:style-name="T1">za Twe dzieła,</text:span><text:span text:style-name="T1"><text:line-break/></text:span><text:span text:style-name="T1">będę Ci śpiewał</text:span><text:span text:style-name="T1"><text:line-break/></text:span><text:span text:style-name="T1">z całej sił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ć będę</text:span><text:span text:style-name="T1"><text:line-break/></text:span><text:span text:style-name="T1">Twoje imię</text:span><text:span text:style-name="T1"><text:line-break/></text:span><text:span text:style-name="T1">Jest miłosierny,</text:span><text:span text:style-name="T1"><text:line-break/></text:span><text:span text:style-name="T1">Pan zastęp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Moc Jego ramienia</text:span><text:span text:style-name="T1"><text:line-break/></text:span><text:span text:style-name="T1">nad swym ludem.</text:span><text:span text:style-name="T1"><text:line-break/></text:span><text:span text:style-name="T1">Pan,</text:span><text:span text:style-name="T1"><text:line-break/></text:span><text:span text:style-name="T1">mój Zbaw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9-05-23T18:17:04</meta:creation-date>
    <dc:date>2015-05-27T21:24:19.214000000</dc:date>
    <dc:language>pl-PL</dc:language>
    <meta:editing-cycles>6</meta:editing-cycles>
    <meta:editing-duration>PT5M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